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40000000409CF210D1.jpg"/>
  <manifest:file-entry manifest:media-type="image/jpeg" manifest:full-path="Pictures/10000000000000540000001FACDFE69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0.6354in" style:rel-column-width="6011*"/>
    </style:style>
    <style:style style:name="Table1.B" style:family="table-column">
      <style:table-column-properties style:column-width="6.2917in" style:rel-column-width="5952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none"/>
    </style:style>
    <style:style style:name="Table5" style:family="table">
      <style:table-properties style:width="6.9063in" fo:margin-left="0.0146in" fo:margin-right="0.0042in" table:align="margins"/>
    </style:style>
    <style:style style:name="Table5.A" style:family="table-column">
      <style:table-column-properties style:column-width="2.4167in" style:rel-column-width="3480*"/>
    </style:style>
    <style:style style:name="Table5.B" style:family="table-column">
      <style:table-column-properties style:column-width="1.375in" style:rel-column-width="1980*"/>
    </style:style>
    <style:style style:name="Table5.C" style:family="table-column">
      <style:table-column-properties style:column-width="1.2597in" style:rel-column-width="1814*"/>
    </style:style>
    <style:style style:name="Table5.D" style:family="table-column">
      <style:table-column-properties style:column-width="1.8549in" style:rel-column-width="2671*"/>
    </style:style>
    <style:style style:name="Table5.1" style:family="table-row">
      <style:table-row-properties style:min-row-height="0.3646in"/>
    </style:style>
    <style:style style:name="Table5.A1" style:family="table-cell">
      <style:table-cell-properties fo:background-color="#c0c0c0" fo:padding="0.0382in" fo:border="0.0007in solid #000000">
        <style:background-image/>
      </style:table-cell-properties>
    </style:style>
    <style:style style:name="Table5.B1" style:family="table-cell">
      <style:table-cell-properties fo:padding="0.0382in" fo:border="none"/>
    </style:style>
    <style:style style:name="Table5.C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5.D1" style:family="table-cell">
      <style:table-cell-properties fo:padding="0.0382in" fo:border="0.0007in solid #000000"/>
    </style:style>
    <style:style style:name="Table5.2" style:family="table-row">
      <style:table-row-properties style:min-row-height="0.3354in"/>
    </style:style>
    <style:style style:name="Table5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.C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5.3" style:family="table-row">
      <style:table-row-properties style:min-row-height="0.4542in"/>
    </style:style>
    <style:style style:name="Table5.4" style:family="table-row">
      <style:table-row-properties style:min-row-height="0.3333in"/>
    </style:style>
    <style:style style:name="Table3" style:family="table">
      <style:table-properties style:width="6.7604in" fo:margin-left="0.0771in" fo:margin-right="0.0875in" table:align="margins"/>
    </style:style>
    <style:style style:name="Table3.A" style:family="table-column">
      <style:table-column-properties style:column-width="0.7924in" style:rel-column-width="7681*"/>
    </style:style>
    <style:style style:name="Table3.B" style:family="table-column">
      <style:table-column-properties style:column-width="0.9903in" style:rel-column-width="9599*"/>
    </style:style>
    <style:style style:name="Table3.C" style:family="table-column">
      <style:table-column-properties style:column-width="0.6097in" style:rel-column-width="5910*"/>
    </style:style>
    <style:style style:name="Table3.D" style:family="table-column">
      <style:table-column-properties style:column-width="0.8236in" style:rel-column-width="7984*"/>
    </style:style>
    <style:style style:name="Table3.E" style:family="table-column">
      <style:table-column-properties style:column-width="0.8229in" style:rel-column-width="7977*"/>
    </style:style>
    <style:style style:name="Table3.F" style:family="table-column">
      <style:table-column-properties style:column-width="0.9819in" style:rel-column-width="9518*"/>
    </style:style>
    <style:style style:name="Table3.G" style:family="table-column">
      <style:table-column-properties style:column-width="0.8319in" style:rel-column-width="8064*"/>
    </style:style>
    <style:style style:name="Table3.H" style:family="table-column">
      <style:table-column-properties style:column-width="0.9083in" style:rel-column-width="8802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H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7604in" fo:margin-left="0.0667in" fo:margin-right="0.0979in" table:align="margins"/>
    </style:style>
    <style:style style:name="Table4.A" style:family="table-column">
      <style:table-column-properties style:column-width="4.3125in" style:rel-column-width="41805*"/>
    </style:style>
    <style:style style:name="Table4.B" style:family="table-column">
      <style:table-column-properties style:column-width="1.3229in" style:rel-column-width="12824*"/>
    </style:style>
    <style:style style:name="Table4.C" style:family="table-column">
      <style:table-column-properties style:column-width="1.125in" style:rel-column-width="10906*"/>
    </style:style>
    <style:style style:name="Table4.1" style:family="table-row">
      <style:table-row-properties style:min-row-height="0.2813in"/>
    </style:style>
    <style:style style:name="Table4.A1" style:family="table-cell">
      <style:table-cell-properties fo:padding="0.0382in" fo:border-left="0.0007in solid #000000" fo:border-right="none" fo:border-top="0.0007in solid #000000" fo:border-bottom="none"/>
    </style:style>
    <style:style style:name="Table4.C1" style:family="table-cell">
      <style:table-cell-properties fo:padding="0.0382in" fo:border-left="0.0007in solid #000000" fo:border-right="0.0007in solid #000000" fo:border-top="0.0007in solid #000000" fo:border-bottom="none"/>
    </style:style>
    <style:style style:name="Table4.A2" style:family="table-cell">
      <style:table-cell-properties fo:padding="0.0382in" fo:border-left="0.0007in solid #000000" fo:border-right="none" fo:border-top="none" fo:border-bottom="none"/>
    </style:style>
    <style:style style:name="Table4.C2" style:family="table-cell">
      <style:table-cell-properties fo:padding="0.0382in" fo:border-left="0.0007in solid #000000" fo:border-right="0.0007in solid #000000" fo:border-top="none" fo:border-bottom="none"/>
    </style:style>
    <style:style style:name="Table4.A3" style:family="table-cell">
      <style:table-cell-properties fo:padding="0.0382in" fo:border-left="0.0007in solid #000000" fo:border-right="none" fo:border-top="none" fo:border-bottom="0.0007in solid #000000"/>
    </style:style>
    <style:style style:name="Table4.C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7708in" fo:margin-left="0.0771in" fo:margin-right="0.0771in" table:align="margins"/>
    </style:style>
    <style:style style:name="Table2.A" style:family="table-column">
      <style:table-column-properties style:column-width="6.7708in" style:rel-column-width="65535*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71in" fo:margin-left="0in" fo:margin-right="-0.0021in" table:align="margins"/>
    </style:style>
    <style:style style:name="Table6.A" style:family="table-column">
      <style:table-column-properties style:column-width="5.0313in" style:rel-column-width="47599*"/>
    </style:style>
    <style:style style:name="Table6.B" style:family="table-column">
      <style:table-column-properties style:column-width="1.8958in" style:rel-column-width="17936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B1" style:family="table-cell">
      <style:table-cell-properties fo:padding="0.0382in" fo:border="0.0007in solid #000000"/>
    </style:style>
    <style:style style:name="P1" style:family="paragraph" style:parent-style-name="Table_20_Contents"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3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P4" style:family="paragraph" style:parent-style-name="Table_20_Contents">
      <style:paragraph-properties fo:text-align="end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6pt" style:font-size-asian="16pt" style:font-size-complex="16pt"/>
    </style:style>
    <style:style style:name="P6" style:family="paragraph" style:parent-style-name="Table_20_Contents">
      <style:paragraph-properties fo:text-align="start" style:justify-single-word="false"/>
      <style:text-properties fo:color="#000000" fo:font-size="13pt" fo:background-color="#c0c0c0" style:font-size-asian="13pt" style:font-size-complex="13pt"/>
    </style:style>
    <style:style style:name="P7" style:family="paragraph" style:parent-style-name="Table_20_Contents">
      <style:text-properties fo:color="#000000" style:font-name="Times New Roman" fo:font-size="12pt" style:text-underline-style="none" style:font-name-asian="Consolas" style:font-size-asian="12pt" style:font-name-complex="Consolas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9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10" style:family="paragraph" style:parent-style-name="Table_20_Contents">
      <style:text-properties fo:font-size="12pt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Standard">
      <style:text-properties style:font-name="Times New Roman" fo:font-size="12pt" style:font-size-asian="12pt" style:font-size-complex="12pt"/>
    </style:style>
    <style:style style:name="P13" style:family="paragraph" style:parent-style-name="Table_20_Contents">
      <style:text-properties style:font-name="Times New Roman" fo:font-size="12pt" style:font-size-asian="12pt" style:font-size-complex="12pt"/>
    </style:style>
    <style:style style:name="T1" style:family="text">
      <style:text-properties style:font-name-asian="Consolas" style:font-name-complex="Consolas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1" draw:name="logo" text:anchor-type="paragraph" svg:x="0.0799in" svg:y="0.05in" svg:width="0.35in" svg:height="0.35in" draw:z-index="0"><draw:image xlink:href="Pictures/1000000000000040000000409CF210D1.jpg" xlink:type="simple" xlink:show="embed" xlink:actuate="onLoad"/></draw:frame></text:p>
          </table:table-cell>
          <table:table-cell table:style-name="Table1.B1" office:value-type="string">
            <text:p text:style-name="P11"><text:s text:c="52"/><text:span text:style-name="T2"><text:text-input text:description="">$credit.title</text:text-input></text:span>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P5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8">Credit To </text:p>
          </table:table-cell>
          <table:table-cell table:style-name="Table5.B1" office:value-type="string">
            <text:p text:style-name="Table_20_Contents"/>
          </table:table-cell>
          <table:table-cell table:style-name="Table5.C1" office:value-type="string">
            <text:p text:style-name="P6">Credit Note No.</text:p>
          </table:table-cell>
          <table:table-cell table:style-name="Table5.D1" office:value-type="string">
            <text:p text:style-name="P4"><text:text-input text:description="">$credit.creditNoteNumber </text:text-input></text:p>
          </table:table-cell>
        </table:table-row>
        <table:table-row table:style-name="Table5.2">
          <table:table-cell table:style-name="Table5.A2" table:number-rows-spanned="3" office:value-type="string">
            <text:p text:style-name="P1"><text:text-input text:description="">$credit.billTo.address1</text:text-input></text:p>
            <text:p text:style-name="P1"><text:text-input text:description="">$credit.billTo.street</text:text-input></text:p>
            <text:p text:style-name="P1"><text:text-input text:description="">$credit.billTo.city</text:text-input></text:p>
            <text:p text:style-name="P1"><text:text-input text:description="">$credit.billTo.stateOrProvinence</text:text-input></text:p>
            <text:p text:style-name="P1"><text:text-input text:description="">$credit.billTo.zipOrPostalCode</text:text-input></text:p>
            <text:p text:style-name="P1"><text:text-input text:description="">$credit.billTo.countryOrRegion</text:text-input></text:p>
            <text:p text:style-name="P12"><text:text-input text:description="">$credit.contactName</text:text-input></text:p>
            <text:p text:style-name="P12"><text:text-input text:description="">$credit.contactNumber</text:text-input></text:p>
            <text:p text:style-name="P12"><text:text-input text:description="">$credit.contactEmail</text:text-input></text:p>
          </table:table-cell>
          <table:table-cell table:style-name="Table5.B1" office:value-type="string">
            <text:p text:style-name="Table_20_Contents"/>
          </table:table-cell>
          <table:table-cell table:style-name="Table5.C2" office:value-type="string">
            <text:p text:style-name="P6">Credit Note Date </text:p>
          </table:table-cell>
          <table:table-cell table:style-name="Table5.A2" office:value-type="string">
            <text:p text:style-name="P4"><text:text-input text:description="">$credit.creditNoteDate </text:text-input></text:p>
          </table:table-cell>
        </table:table-row>
        <table:table-row table:style-name="Table5.3">
          <table:covered-table-cell/>
          <table:table-cell table:style-name="Table5.B1" office:value-type="string">
            <text:p text:style-name="Table_20_Contents"/>
          </table:table-cell>
          <table:table-cell table:style-name="Table5.C2" office:value-type="string">
            <text:p text:style-name="P6">Name</text:p>
          </table:table-cell>
          <table:table-cell table:style-name="Table5.A2" office:value-type="string">
            <text:p text:style-name="P4"><text:text-input text:description="">$credit.customerName</text:text-input></text:p>
          </table:table-cell>
        </table:table-row>
        <table:table-row table:style-name="Table5.4">
          <table:covered-table-cell/>
          <table:table-cell table:style-name="Table5.B1" office:value-type="string">
            <text:p text:style-name="Table_20_Contents"/>
          </table:table-cell>
          <table:table-cell table:style-name="Table5.C2" office:value-type="string">
            <text:p text:style-name="P6">Currency </text:p>
          </table:table-cell>
          <table:table-cell table:style-name="Table5.A2" office:value-type="string">
            <text:p text:style-name="P2"><text:text-input text:description="">$credit.currency</text:text-input><text:span text:style-name="T1"> </text:span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9">Name</text:p>
          </table:table-cell>
          <table:table-cell table:style-name="Table3.A1" office:value-type="string">
            <text:p text:style-name="P9">Description</text:p>
          </table:table-cell>
          <table:table-cell table:style-name="Table3.A1" office:value-type="string">
            <text:p text:style-name="P9">Qty</text:p>
          </table:table-cell>
          <table:table-cell table:style-name="Table3.A1" office:value-type="string">
            <text:p text:style-name="P9">Unit Price</text:p>
          </table:table-cell>
          <table:table-cell table:style-name="Table3.A1" office:value-type="string">
            <text:p text:style-name="P9">Discount%</text:p>
          </table:table-cell>
          <table:table-cell table:style-name="Table3.A1" office:value-type="string">
            <text:p text:style-name="P9">Total Price</text:p>
          </table:table-cell>
          <table:table-cell table:style-name="Table3.A1" office:value-type="string">
            <text:p text:style-name="P8">vatRate </text:p>
          </table:table-cell>
          <table:table-cell table:style-name="Table3.H1" office:value-type="string">
            <text:p text:style-name="P8">vatAmount </text:p>
          </table:table-cell>
        </table:table-row>
        <table:table-row>
          <table:table-cell table:style-name="Table3.A2" office:value-type="string">
            <text:p text:style-name="P3"><text:text-input text:description="">$item.name</text:text-input></text:p>
          </table:table-cell>
          <table:table-cell table:style-name="Table3.A2" office:value-type="string">
            <text:p text:style-name="P3"><text:text-input text:description="">$item.description</text:text-input></text:p>
          </table:table-cell>
          <table:table-cell table:style-name="Table3.A2" office:value-type="string">
            <text:p text:style-name="P3"><text:text-input text:description="">$item.quantity</text:text-input></text:p>
          </table:table-cell>
          <table:table-cell table:style-name="Table3.A2" office:value-type="string">
            <text:p text:style-name="P3"><text:text-input text:description="">$item.itemUnitPrice </text:text-input></text:p>
          </table:table-cell>
          <table:table-cell table:style-name="Table3.A2" office:value-type="string">
            <text:p text:style-name="P3"><text:text-input text:description="">$item.discount </text:text-input></text:p>
          </table:table-cell>
          <table:table-cell table:style-name="Table3.A2" office:value-type="string">
            <text:p text:style-name="P1"><text:text-input text:description=""/><text:span text:style-name="T1"><text:text-input text:description="">$item.itemTotalPrice</text:text-input></text:span></text:p>
          </table:table-cell>
          <table:table-cell table:style-name="Table3.A2" office:value-type="string">
            <text:p text:style-name="P1"><text:text-input text:description="">$item.itemVatRate </text:text-input></text:p>
          </table:table-cell>
          <table:table-cell table:style-name="Table3.H2" office:value-type="string">
            <text:p text:style-name="P1"><text:text-input text:description="">$item.itemVatAmount </text:text-input>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Standard"><text:text-input text:description="">$credit.memo</text:text-input></text:p>
          </table:table-cell>
          <table:table-cell table:style-name="Table4.A1" office:value-type="string">
            <text:p text:style-name="P1">Net Amount</text:p>
          </table:table-cell>
          <table:table-cell table:style-name="Table4.C1" office:value-type="string">
            <text:p text:style-name="P7"><text:text-input text:description="">$credit.netAmount</text:text-input></text:p>
          </table:table-cell>
        </table:table-row>
        <table:table-row table:style-name="Table4.1"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P1">Total Tax</text:p>
          </table:table-cell>
          <table:table-cell table:style-name="Table4.C2" office:value-type="string">
            <text:p text:style-name="P7"><text:text-input text:description="">$credit.taxTotal</text:text-input></text:p>
          </table:table-cell>
        </table:table-row>
        <table:table-row>
          <table:table-cell table:style-name="Table4.A3" office:value-type="string">
            <text:p text:style-name="Standard"/>
          </table:table-cell>
          <table:table-cell table:style-name="Table4.A3" office:value-type="string">
            <text:p text:style-name="P1">TOTAL </text:p>
          </table:table-cell>
          <table:table-cell table:style-name="Table4.C3" office:value-type="string">
            <text:p text:style-name="P7"><text:text-input text:description="">$credit.total</text:text-input></text:p>
          </table:table-cell>
        </table:table-row>
      </table:table>
      <text:p text:style-name="Text_20_body"/>
      <table:table table:name="Table2" table:style-name="Table2">
        <table:table-column table:style-name="Table2.A"/>
        <table:table-row>
          <table:table-cell table:style-name="Table2.A1" office:value-type="string">
            <text:p text:style-name="P10"><text:text-input text:description="">$credit.adviceTerms</text:text-input></text:p>
          </table:table-cell>
        </table:table-row>
        <table:table-row>
          <table:table-cell table:style-name="Table2.A2" office:value-type="string">
            <text:p text:style-name="P10"><text:text-input text:description="">$credit.email</text:text-input>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><text:text-input text:description="">$credit.regAddress.address1</text:text-input></text:p>
            <text:p text:style-name="Table_20_Contents"><text:text-input text:description="">$credit.regAddress.street</text:text-input></text:p>
            <text:p text:style-name="Table_20_Contents"><text:text-input text:description="">$credit.regAddress.city</text:text-input></text:p>
            <text:p text:style-name="Table_20_Contents"><text:text-input text:description="">$credit.regAddress.stateOrProvinence</text:text-input></text:p>
            <text:p text:style-name="Table_20_Contents"><text:text-input text:description="">$credit.regAddress.zipOrPostalCode</text:text-input></text:p>
            <text:p text:style-name="Table_20_Contents"><text:text-input text:description="">$credit.regAddress.countryOrRegion</text:text-input></text:p>
          </table:table-cell>
          <table:table-cell table:style-name="Table6.B1" office:value-type="string">
            <text:p text:style-name="Table_20_Contents"><draw:frame draw:style-name="fr1" draw:name="graphics2" text:anchor-type="paragraph" svg:x="0.5in" svg:y="0in" svg:width="0.7992in" svg:height="0.3591in" draw:z-index="1"><draw:image xlink:href="Pictures/10000000000000540000001FACDFE694.jpg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0-25T10:55:17.37</meta:creation-date>
    <meta:generator>OpenOffice.org/3.1$Win32 OpenOffice.org_project/310m11$Build-9399</meta:generator>
    <dc:date>2012-05-04T10:18:38.70</dc:date>
    <meta:editing-duration>PT02H24M43S</meta:editing-duration>
    <meta:editing-cycles>42</meta:editing-cycles>
    <dc:creator>Nagaraju Palla</dc:creator>
    <meta:document-statistic meta:table-count="7" meta:image-count="2" meta:object-count="0" meta:page-count="1" meta:paragraph-count="50" meta:word-count="59" meta:character-count="891"/>
  </office:meta>
</office:document-meta>
</file>